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dc3ec" officeooo:paragraph-rsid="001dc3ec"/>
    </style:style>
    <style:style style:name="P2" style:family="paragraph" style:parent-style-name="Standard">
      <style:text-properties officeooo:rsid="001dc3ec" officeooo:paragraph-rsid="0026a547"/>
    </style:style>
    <style:style style:name="P3" style:family="paragraph" style:parent-style-name="Standard">
      <style:text-properties officeooo:rsid="001dc3ec" officeooo:paragraph-rsid="0026f538"/>
    </style:style>
    <style:style style:name="P4" style:family="paragraph" style:parent-style-name="Standard">
      <style:text-properties officeooo:rsid="00205855" officeooo:paragraph-rsid="00205855"/>
    </style:style>
    <style:style style:name="P5" style:family="paragraph" style:parent-style-name="Standard">
      <style:text-properties officeooo:rsid="00209f1c" officeooo:paragraph-rsid="00207bce"/>
    </style:style>
    <style:style style:name="P6" style:family="paragraph" style:parent-style-name="Standard">
      <style:text-properties officeooo:rsid="0022aa97" officeooo:paragraph-rsid="0022aa97"/>
    </style:style>
    <style:style style:name="P7" style:family="paragraph" style:parent-style-name="Standard">
      <style:text-properties officeooo:rsid="002392a5" officeooo:paragraph-rsid="0022aa97"/>
    </style:style>
    <style:style style:name="P8" style:family="paragraph" style:parent-style-name="Standard">
      <style:text-properties officeooo:rsid="002392a5" officeooo:paragraph-rsid="002392a5"/>
    </style:style>
    <style:style style:name="P9" style:family="paragraph" style:parent-style-name="Standard">
      <style:text-properties officeooo:rsid="002392a5" officeooo:paragraph-rsid="0029033c"/>
    </style:style>
    <style:style style:name="P10" style:family="paragraph" style:parent-style-name="Standard">
      <style:text-properties officeooo:paragraph-rsid="002d63b4"/>
    </style:style>
    <style:style style:name="P11" style:family="paragraph" style:parent-style-name="Standard">
      <style:text-properties officeooo:rsid="00277116" officeooo:paragraph-rsid="002392a5"/>
    </style:style>
    <style:style style:name="P12" style:family="paragraph" style:parent-style-name="Standard">
      <style:text-properties officeooo:rsid="002d63b4" officeooo:paragraph-rsid="002d63b4"/>
    </style:style>
    <style:style style:name="P13" style:family="paragraph" style:parent-style-name="Standard">
      <style:text-properties officeooo:rsid="002e670a" officeooo:paragraph-rsid="002e670a"/>
    </style:style>
    <style:style style:name="P14" style:family="paragraph" style:parent-style-name="Standard">
      <style:text-properties officeooo:paragraph-rsid="002e670a"/>
    </style:style>
    <style:style style:name="P15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paragraph-rsid="0032ea3b"/>
    </style:style>
    <style:style style:name="P16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paragraph-rsid="00358c5e"/>
    </style:style>
    <style:style style:name="P17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paragraph-rsid="00370513"/>
    </style:style>
    <style:style style:name="P18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paragraph-rsid="0039a32d"/>
    </style:style>
    <style:style style:name="P19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paragraph-rsid="003b4e99"/>
    </style:style>
    <style:style style:name="P20" style:family="paragraph" style:parent-style-name="Standard">
      <style:text-properties officeooo:rsid="002fbdd7" officeooo:paragraph-rsid="002e670a"/>
    </style:style>
    <style:style style:name="P21" style:family="paragraph" style:parent-style-name="Standard">
      <style:text-properties officeooo:rsid="0032ea3b" officeooo:paragraph-rsid="0032ea3b"/>
    </style:style>
    <style:style style:name="P22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32ea3b" officeooo:paragraph-rsid="0032ea3b"/>
    </style:style>
    <style:style style:name="P23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34236e" officeooo:paragraph-rsid="0034236e"/>
    </style:style>
    <style:style style:name="P24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358c5e" officeooo:paragraph-rsid="00358c5e"/>
    </style:style>
    <style:style style:name="P25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370513" officeooo:paragraph-rsid="00370513"/>
    </style:style>
    <style:style style:name="P26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37f35e" officeooo:paragraph-rsid="00370513"/>
    </style:style>
    <style:style style:name="P27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38b7fa" officeooo:paragraph-rsid="0038b7fa"/>
    </style:style>
    <style:style style:name="P28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39a32d" officeooo:paragraph-rsid="0039a32d"/>
    </style:style>
    <style:style style:name="P29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3b4e99" officeooo:paragraph-rsid="003b4e99"/>
    </style:style>
    <style:style style:name="P30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3b4e99" officeooo:paragraph-rsid="003c41f4"/>
    </style:style>
    <style:style style:name="P31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3b4e99" officeooo:paragraph-rsid="003cc3f8"/>
    </style:style>
    <style:style style:name="P32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rsid="003b4e99" officeooo:paragraph-rsid="003d000a"/>
    </style:style>
    <style:style style:name="P33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paragraph-rsid="003d000a"/>
    </style:style>
    <style:style style:name="P34" style:family="paragraph" style:parent-style-name="Standard">
      <style:text-properties fo:font-variant="normal" fo:text-transform="none" fo:color="#000000" style:font-name="Times New Roman" fo:font-size="15pt" fo:letter-spacing="normal" fo:font-style="normal" fo:font-weight="normal" officeooo:paragraph-rsid="00400209"/>
    </style:style>
    <style:style style:name="P35" style:family="paragraph" style:parent-style-name="Standard">
      <style:text-properties fo:font-variant="normal" fo:text-transform="none" fo:color="#000000" style:font-name="Times New Roman" fo:font-size="14.25pt" fo:letter-spacing="normal" fo:font-style="normal" fo:font-weight="normal" officeooo:rsid="003b4e99" officeooo:paragraph-rsid="003d000a"/>
    </style:style>
    <style:style style:name="P36" style:family="paragraph" style:parent-style-name="Standard">
      <style:text-properties fo:font-variant="normal" fo:text-transform="none" fo:color="#000000" style:font-name="Times New Roman" fo:font-size="14.25pt" fo:letter-spacing="normal" fo:font-style="normal" fo:font-weight="normal" officeooo:paragraph-rsid="00400209"/>
    </style:style>
    <style:style style:name="P37" style:family="paragraph" style:parent-style-name="Standard">
      <style:text-properties fo:font-variant="normal" fo:text-transform="none" fo:color="#000000" style:font-name="Times New Roman" fo:font-size="14.25pt" fo:letter-spacing="normal" fo:font-style="normal" fo:font-weight="normal" officeooo:paragraph-rsid="0040e64f"/>
    </style:style>
    <style:style style:name="T1" style:family="text">
      <style:text-properties officeooo:rsid="00207bce"/>
    </style:style>
    <style:style style:name="T2" style:family="text">
      <style:text-properties officeooo:rsid="00209f1c"/>
    </style:style>
    <style:style style:name="T3" style:family="text">
      <style:text-properties officeooo:rsid="0020c42b"/>
    </style:style>
    <style:style style:name="T4" style:family="text">
      <style:text-properties officeooo:rsid="0022aa97"/>
    </style:style>
    <style:style style:name="T5" style:family="text">
      <style:text-properties officeooo:rsid="0022b5da"/>
    </style:style>
    <style:style style:name="T6" style:family="text">
      <style:text-properties officeooo:rsid="002392a5"/>
    </style:style>
    <style:style style:name="T7" style:family="text">
      <style:text-properties officeooo:rsid="0026a547"/>
    </style:style>
    <style:style style:name="T8" style:family="text">
      <style:text-properties officeooo:rsid="0026f538"/>
    </style:style>
    <style:style style:name="T9" style:family="text">
      <style:text-properties officeooo:rsid="00277116"/>
    </style:style>
    <style:style style:name="T10" style:family="text">
      <style:text-properties officeooo:rsid="0029033c"/>
    </style:style>
    <style:style style:name="T11" style:family="text">
      <style:text-properties officeooo:rsid="002be417"/>
    </style:style>
    <style:style style:name="T12" style:family="text">
      <style:text-properties officeooo:rsid="002d63b4"/>
    </style:style>
    <style:style style:name="T13" style:family="text">
      <style:text-properties officeooo:rsid="002e670a"/>
    </style:style>
    <style:style style:name="T14" style:family="text">
      <style:text-properties officeooo:rsid="002f7d42"/>
    </style:style>
    <style:style style:name="T15" style:family="text">
      <style:text-properties officeooo:rsid="002fbdd7"/>
    </style:style>
    <style:style style:name="T16" style:family="text">
      <style:text-properties officeooo:rsid="0031adce"/>
    </style:style>
    <style:style style:name="T17" style:family="text">
      <style:text-properties officeooo:rsid="0032ea3b"/>
    </style:style>
    <style:style style:name="T18" style:family="text">
      <style:text-properties officeooo:rsid="00358c5e"/>
    </style:style>
    <style:style style:name="T19" style:family="text">
      <style:text-properties officeooo:rsid="0035b32a"/>
    </style:style>
    <style:style style:name="T20" style:family="text">
      <style:text-properties officeooo:rsid="00370513"/>
    </style:style>
    <style:style style:name="T21" style:family="text">
      <style:text-properties officeooo:rsid="0037f35e"/>
    </style:style>
    <style:style style:name="T22" style:family="text">
      <style:text-properties officeooo:rsid="0038b7fa"/>
    </style:style>
    <style:style style:name="T23" style:family="text">
      <style:text-properties officeooo:rsid="0039a32d"/>
    </style:style>
    <style:style style:name="T24" style:family="text">
      <style:text-properties officeooo:rsid="003b4e99"/>
    </style:style>
    <style:style style:name="T25" style:family="text">
      <style:text-properties officeooo:rsid="003b7031"/>
    </style:style>
    <style:style style:name="T26" style:family="text">
      <style:text-properties officeooo:rsid="003c41f4"/>
    </style:style>
    <style:style style:name="T27" style:family="text">
      <style:text-properties officeooo:rsid="003cc3f8"/>
    </style:style>
    <style:style style:name="T28" style:family="text">
      <style:text-properties officeooo:rsid="003d000a"/>
    </style:style>
    <style:style style:name="T29" style:family="text">
      <style:text-properties fo:font-size="15pt" officeooo:rsid="003d000a"/>
    </style:style>
    <style:style style:name="T30" style:family="text">
      <style:text-properties officeooo:rsid="003e230d"/>
    </style:style>
    <style:style style:name="T31" style:family="text">
      <style:text-properties officeooo:rsid="003f2203"/>
    </style:style>
    <style:style style:name="T32" style:family="text">
      <style:text-properties officeooo:rsid="00400209"/>
    </style:style>
    <style:style style:name="T33" style:family="text">
      <style:text-properties officeooo:rsid="0040e6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</text:p>
      <text:p text:style-name="P1">drupal</text:p>
      <text:p text:style-name="P1">wordpress</text:p>
      <text:p text:style-name="P1">PHP</text:p>
      <text:p text:style-name="P1">Kaljaa</text:p>
      <text:p text:style-name="P1">Design</text:p>
      <text:p text:style-name="P1">Project Management</text:p>
      <text:p text:style-name="P1">Business Management</text:p>
      <text:p text:style-name="P1">Old site</text:p>
      <text:p text:style-name="P1"/>
      <text:p text:style-name="P4">Javascript</text:p>
      <text:p text:style-name="P4"/>
      <text:p text:style-name="P2"><text:span text:style-name="T1">Through my own web venture and other projects, I have had to do a good bit of JavaScript and jQuery. Anywhere from visual displays and animations to the not so exciting DOM/ Database</text:span><text:span text:style-name="T5">(AJAX)</text:span><text:span text:style-name="T1"> interactions </text:span><text:span text:style-name="T2">and manipulations</text:span><text:span text:style-name="T1">. <text:s/>I would rate myself as a moderate Javascript/jQuery programmer in experience and ability. I am no expert in JavaScript/jQuery but at the same time I am far from a beginner. <text:s/></text:span><text:span text:style-name="T2">I could undertake and complete most projects concerning JavaScipt/jQuery </text:span><text:span text:style-name="T3">but as one would expect,</text:span><text:span text:style-name="T2"> </text:span><text:span text:style-name="T3">the</text:span><text:span text:style-name="T2"> more difficult and complex projects will take me longer than a expert programmer in Javascript/jQuery. <text:s/></text:span><text:span text:style-name="T7">I am also working on a App and mobile version for my web venture, Kaljaa, so I am familiar with the mobile aspects of web development with jQuery/JavaScript. <text:s/>I plan to have a mobile of this site your on currently as soon as I find time.</text:span></text:p>
      <text:p text:style-name="P5"/>
      <text:p text:style-name="P6">Html/css</text:p>
      <text:p text:style-name="P6"/>
      <text:p text:style-name="P3"><text:span text:style-name="T4">I am very comfortable with HTML and CSS. <text:s/>I am also very comfortable with the new </text:span><text:span text:style-name="T5">attributes, elements, storage, etc. of HTML 5 and the new features of CSS3 </text:span><text:span text:style-name="T6">including browser capabilities</text:span><text:span text:style-name="T5">. <text:s/>I should have no problem completing any type of project dealing with HTML5/CSS3. <text:s/>The only problem I could see me having is if the requirements are teetering on the “not possible” or it's something that programming world has never heard of, : ). <text:s/></text:span><text:span text:style-name="T6">Even with that, I doubt anything that is thrown at me will fall into that category so I should have no problem completing the project. <text:s/></text:span><text:span text:style-name="T7">I am also working on a App and mobile version for my web venture, Kaljaa, so I am familiar with the mobile aspects of web development with </text:span><text:span text:style-name="T8">HTML5</text:span><text:span text:style-name="T7">/</text:span><text:span text:style-name="T8">CSS3</text:span><text:span text:style-name="T7">. <text:s/>I plan to have a mobile of this site your on currently as soon as I find time.</text:span></text:p>
      <text:p text:style-name="P7"/>
      <text:p text:style-name="P8">Ruby on Rails</text:p>
      <text:p text:style-name="P11"/>
      <text:p text:style-name="P9"><text:span text:style-name="T9">Out of my three concentrations, I will say that Ruby on Rails is at the top in terms of skills and ability. My personal web venture, Kaljaa (Learn more), is </text:span><text:span text:style-name="T16">a type of</text:span><text:span text:style-name="T9"> social network designed for the entire beer industry</text:span><text:span text:style-name="T9">. </text:span><text:span text:style-name="T10">Kaljaa </text:span><text:span text:style-name="T9">is </text:span><text:span text:style-name="T10">a fairly</text:span><text:span text:style-name="T9"> large and</text:span><text:span text:style-name="T10"> </text:span><text:span text:style-name="T9">complex site </text:span><text:span text:style-name="T10">that I'm building in the Ruby on Rails framework. <text:s/>I'm building the site with the intent (and the hope, : ) ) to host thousands of users a day.</text:span></text:p>
      <text:p text:style-name="P9"><text:span text:style-name="T9">After the initial build/beta release of Kaljaa and now </text:span><text:span text:style-name="T11">my</text:span><text:span text:style-name="T9"> rebuild, which is nearing beta release, I have become very comfortable with Ruby on Rails. <text:s/></text:span><text:span text:style-name="T11">I have also grown to really like Ruby on Rails. <text:s/></text:span><text:span text:style-name="T16">A</text:span><text:span text:style-name="T11"> little hesitant at first in </text:span><text:span text:style-name="T12">my</text:span><text:span text:style-name="T11"> choice to use Rails, there was a little to much “magic” when programming with it for me. <text:s/></text:span><text:span text:style-name="T12">M</text:span><text:span text:style-name="T11">y confidence in </text:span><text:span text:style-name="T12">Rails</text:span><text:span text:style-name="T11"> has really gro</text:span><text:span text:style-name="T12">wn</text:span><text:span text:style-name="T11"> and </text:span><text:span text:style-name="T12">now I'll say its one of the best MVC you can use for many reasons.</text:span></text:p>
      <text:p text:style-name="P12">I am not a expert in Ruby on Rails but I could likely complete most any project involving Ruby on Rails web development.</text:p>
      <text:p text:style-name="P10"><text:span text:style-name="T12">To the right, I have listed some of the features and systems that I'm building into Kaljaa </text:span><text:span text:style-name="T13">with Ruby on Rails.</text:span></text:p>
      <text:p text:style-name="P13"><text:soft-page-break/>I have a Github account that I use for development so if there is a need to see my source code (which may be a little messing since I'm still in the middle of building) I can give you access.</text:p>
      <text:p text:style-name="P14"><text:span text:style-name="T13">I also have put up what has been completed for you to play around on </text:span><text:span text:style-name="T15">(KaljaaDev.dew-boms.com)</text:span><text:span text:style-name="T13">. <text:s/>I disabled the creating a new profile but send me a email and I will give you guest account. <text:s/>Just remember that </text:span><text:span text:style-name="T14">the site is still under heavy construction so no CSS styling has been done</text:span><text:span text:style-name="T15"> </text:span><text:span text:style-name="T14">so its </text:span><text:span text:style-name="T15">very</text:span><text:span text:style-name="T14"> ugly. </text:span><text:span text:style-name="T15">A</text:span><text:span text:style-name="T14">ny CSS style that you do see are left overs from the first build/</text:span><text:span text:style-name="T15">release</text:span><text:span text:style-name="T14"> </text:span><text:span text:style-name="T15">and are there to keep my spirits up when building until they are changed, : )</text:span><text:span text:style-name="T14">. <text:s/></text:span><text:span text:style-name="T15">Many features are either not working/disabled, not built yet, kind of working, actually working, and one thing for sure, all of them need polish. <text:s/>Also, the version you are on is most likely old and much progress has been made since that version. <text:s/>Bascially, be nice, : ).</text:span></text:p>
      <text:p text:style-name="P20"/>
      <text:p text:style-name="P21">Kaljaa</text:p>
      <text:p text:style-name="P21"/>
      <text:p text:style-name="P15"><text:span text:style-name="T17">Kaljaa is a social site that I started with three </text:span><text:span text:style-name="T18">other </text:span><text:span text:style-name="T17">programmers about three years ago while still in school. <text:s/>Kaljaa is a type of social network built with Ruby on Rails that is design specifically for the beer industry and culture. <text:s/>Kaljaa is design to benefit each industry sector and fill their needs as a business, beer consumer, and media with emphasis on simplicity, effectiveness, and ease of use. In short, I took the whole beer industry and culture and broke it down into different profiles that are design specifically for that section of the industry and built a community for them to interact. I have design this site to benefit the beer world in Business to Business, Business to Customer, and Customer to Customer relationships.</text:span></text:p>
      <text:p text:style-name="P22"/>
      <text:p text:style-name="P22">The site was temporarily launched in a very successful and well received clinical/beta trial. During that trial, Kaljaa had hundreds of users join that included people from all parts of the industry such as beer drinkers, breweries, beer distributors, restaurants, and critics.</text:p>
      <text:p text:style-name="P22"/>
      <text:p text:style-name="P23">Right now the site is being rebuilt and hopefully a new beta launch will be ready by the end of this June (fingers crossed). <text:s/>Currently, due to graduations, new jobs, moves, and life in general, I am doing the rebuild mostly by myself and my programmers chime in when they can.</text:p>
      <text:p text:style-name="P23"/>
      <text:p text:style-name="P16"><text:span text:style-name="T18">Thats about 3 years summed up as shortly as possible, :-). <text:s/>There is much, much more to Kaljaa and everything involved and I will be more then happy to chat your ear off about it( </text:span><text:span text:style-name="T19">a little </text:span><text:span text:style-name="T18">more info). <text:s/>I'll just spare the others and keep it short.</text:span></text:p>
      <text:p text:style-name="P24"/>
      <text:p text:style-name="P25">Drupal</text:p>
      <text:p text:style-name="P25"/>
      <text:p text:style-name="P17"><text:span text:style-name="T20">I have </text:span><text:span text:style-name="T21">done contract work for Drupal jobs. <text:s/>I have not done extensive jobs with Drupal but I can accomplish most Drupal requests and projects without much </text:span><text:soft-page-break/><text:span text:style-name="T21">trouble. I also have created a a personal demo site made in Drupal 7 (drupal.dew-boms.com). <text:s/>Please ignore the written content. <text:s/></text:span><text:span text:style-name="T22">I</text:span><text:span text:style-name="T21">t is very old and </text:span><text:span text:style-name="T22">outdated</text:span><text:span text:style-name="T21">.</text:span></text:p>
      <text:p text:style-name="P26"/>
      <text:p text:style-name="P27">WordPress</text:p>
      <text:p text:style-name="P27"/>
      <text:p text:style-name="P18"><text:span text:style-name="T22">I have used and built some websites with WordPress. <text:s/>I find WordPress very easy to use and most likely could accomplish most projects or requests for WordPress. <text:s/>Like Drupal, </text:span><text:span text:style-name="T21">I also have created a a personal demo site made in Drupal 7 (drupal.dew-boms.com). <text:s/></text:span><text:span text:style-name="T23">Please ignore the written content on the demo site, it is very old/outdated and some of it not correct.</text:span></text:p>
      <text:p text:style-name="P28"/>
      <text:p text:style-name="P29">PHP</text:p>
      <text:p text:style-name="P29"/>
      <text:p text:style-name="P19"><text:span text:style-name="T24">I first learned web development/programming using PHP and a WAMP/LAMP. <text:s/>I have not used it much as of late because I have been using Rails but it wouldn't take me that long to get back into the swing of things. <text:s/>Here is my first site I built in PHP. <text:s/>On that site, I built a catalog, membership/profile, forum/blog, and interactive gallery all from scratch using PHP. <text:s/>You can check it out here, oldsitePHP.dew-boms.com. <text:s/></text:span><text:span text:style-name="T23">Please ignore </text:span><text:span text:style-name="T24">much of the</text:span><text:span text:style-name="T23"> written content on the </text:span><text:span text:style-name="T24">site due to the fact</text:span><text:span text:style-name="T23"> it is old/outdated, some of it </text:span><text:span text:style-name="T24">now in</text:span><text:span text:style-name="T23">correct, </text:span><text:span text:style-name="T24">and written back in time of naiveness and mis-direction while learning to program, :</text:span><text:span text:style-name="T25">-)</text:span><text:span text:style-name="T24">.</text:span></text:p>
      <text:p text:style-name="P28"/>
      <text:p text:style-name="P29">Design: </text:p>
      <text:p text:style-name="P29"/>
      <text:p text:style-name="P30"><text:span text:style-name="T26">I pretty much do all my web designing and layouts myself. <text:s/>The site you are currently on, Kaljaa, and any other </text:span><text:span text:style-name="T27">site</text:span><text:span text:style-name="T26"> I have done has been designed and laid out by me. <text:s/>I may not be as good as somebody who specializes in graphic</text:span><text:span text:style-name="T27">-designs</text:span><text:span text:style-name="T26">/layouts/web designs but I can hold my own.</text:span></text:p>
      <text:p text:style-name="P30"><text:span text:style-name="T26">I understand the theories and ideas behind web design such as F-Layout, Z-Layout, grid base, visual hierarchy, color, usability, UX(User Experience), typography, and others. <text:s/>I try my best to implement these ideas/theories and keep up to </text:span><text:span text:style-name="T27">d</text:span><text:span text:style-name="T26">ate with them.</text:span></text:p>
      <text:p text:style-name="P31"><text:span text:style-name="T27">I have experience with and currently use Adobe products and other digital editors such as GIMP. <text:s/>For the Adobe products, I mostly use Photoshop but I have briefly used their other programs such as Illustrator, InDesign, and Dreamweaver.</text:span></text:p>
      <text:p text:style-name="P31"><text:span text:style-name="T27"/></text:p>
      <text:p text:style-name="P32"><text:span text:style-name="T28">Project Management</text:span></text:p>
      <text:p text:style-name="P32"><text:span text:style-name="T28"/></text:p>
      <text:p text:style-name="P35"><text:soft-page-break/><text:span text:style-name="T28">With Kaljaa, I have been leading and developing a very complex social network for the entire beer industry. I have been involved in all the steps in develop</text:span><text:span text:style-name="T31">ment</text:span><text:span text:style-name="T28">. <text:s/>All the way from finding programmers, conceptual/graphic design, programming, and putting it to the web.</text:span><text:span text:style-name="T29"> <text:s/>Through development I have explored development methodologies such as Feature Driven Development (FDD), Scrum, and Agile to better my skills at project management.</text:span></text:p>
      <text:p text:style-name="P33"><text:span text:style-name="T28">I will say that the management of people, resources, and projects is </text:span><text:span text:style-name="T30">one of my best attributes</text:span><text:span text:style-name="T28">. <text:s/>Other then the development of Kaljaa, I have single handily organized and ran complex, resource efficient, and very successful events involving groups ranging from 10 people to a 115 people. <text:s/>In terms of finding people, with YRCI, I have been involved in the recruitment and hiring of employees of varying positions for government agencies such as USDA, NSF, NRCS, and NFC.</text:span></text:p>
      <text:p text:style-name="P33"><text:span text:style-name="T28"/></text:p>
      <text:p text:style-name="P34"><text:span text:style-name="T32">Business Management</text:span></text:p>
      <text:p text:style-name="P34"><text:span text:style-name="T32"/></text:p>
      <text:p text:style-name="P36"><text:span text:style-name="T32">My technical/web development background is based off a very strong business background. I went to Virginia Tech double majoring in Economics and Hospitality/Tourism Management. I'm also very passionate about the culture and science of business. </text:span></text:p>
      <text:p text:style-name="P36"><text:span text:style-name="T32">Ever since middle school, I have subscribe to and been interested in magazines such as Inc., Fast Company, The Economist, and Entrepreneur. I love the progressive ideas, the competition, and science of successful business.</text:span></text:p>
      <text:p text:style-name="P36"><text:span text:style-name="T32">Through my schooling, personal passion for business, and starting a personal web venture, I have great depth for business concepts and general know how.</text:span></text:p>
      <text:p text:style-name="P36"><text:span text:style-name="T32"/></text:p>
      <text:p text:style-name="P37"><text:span text:style-name="T33">Resume:</text:span></text:p>
      <text:p text:style-name="P37"><text:span text:style-name="T33"/></text:p>
      <text:p text:style-name="P37"><text:span text:style-name="T33">This site is pretty much my resume but if there is a need for the paper version, I have links below. <text:s/>One is a page on this site and the other is a pd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4T23:55:29</meta:creation-date>
    <dc:date>2013-05-31T03:00:37</dc:date>
    <meta:editing-duration>P1DT4H44M59S</meta:editing-duration>
    <meta:editing-cycles>13</meta:editing-cycles>
    <meta:generator>LibreOffice/3.6$Linux_X86_64 LibreOffice_project/360m1$Build-2</meta:generator>
    <meta:document-statistic meta:table-count="0" meta:image-count="0" meta:object-count="0" meta:page-count="4" meta:paragraph-count="44" meta:word-count="1585" meta:character-count="9103" meta:non-whitespace-character-count="7516"/>
  </office:meta>
</office:document-meta>
</file>